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, 'Noto Color Emoji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1" style:family="table">
      <style:table-properties style:width="16.99cm" table:align="left" style:writing-mode="page"/>
    </style:style>
    <style:style style:name="Tabla1.A" style:family="table-column">
      <style:table-column-properties style:column-width="5.8cm"/>
    </style:style>
    <style:style style:name="Tabla1.B" style:family="table-column">
      <style:table-column-properties style:column-width="2.798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1.385cm"/>
    </style:style>
    <style:style style:name="Tabla1.A3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1.B3" style:family="table-cell">
      <style:table-cell-properties style:vertical-align="middle" fo:padding="0.097cm" fo:border-left="none" fo:border-right="none" fo:border-top="0.5pt solid #000080" fo:border-bottom="0.5pt solid #000080"/>
    </style:style>
    <style:style style:name="Tabla1.A4" style:family="table-cell">
      <style:table-cell-properties style:vertical-align="middle" fo:padding="0.097cm" fo:border-left="none" fo:border-right="none" fo:border-top="none" fo:border-bottom="0.5pt solid #000000"/>
    </style:style>
    <style:style style:name="Tabla1.A10" style:family="table-cell">
      <style:table-cell-properties style:vertical-align="middle" fo:padding="0.097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Table_20_Contents">
      <style:paragraph-properties fo:text-align="center" style:justify-single-word="false"/>
      <style:text-properties officeooo:rsid="0004af80" officeooo:paragraph-rsid="0004af80"/>
    </style:style>
    <style:style style:name="P3" style:family="paragraph" style:parent-style-name="Table_20_Contents">
      <style:paragraph-properties fo:text-align="start" style:justify-single-word="false"/>
      <style:text-properties officeooo:rsid="0004af80" officeooo:paragraph-rsid="0004af80"/>
    </style:style>
    <style:style style:name="P4" style:family="paragraph" style:parent-style-name="Table_20_Contents">
      <style:paragraph-properties fo:text-align="start" style:justify-single-word="false"/>
      <style:text-properties officeooo:rsid="0004af80" officeooo:paragraph-rsid="000a5244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4af80" officeooo:paragraph-rsid="0004af8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05080a" officeooo:paragraph-rsid="0009a01f"/>
    </style:style>
    <style:style style:name="P7" style:family="paragraph" style:parent-style-name="Table_20_Contents">
      <style:paragraph-properties fo:text-align="center" style:justify-single-word="false"/>
      <style:text-properties officeooo:rsid="0005080a" officeooo:paragraph-rsid="000bb8c8"/>
    </style:style>
    <style:style style:name="P8" style:family="paragraph" style:parent-style-name="Table_20_Heading">
      <style:paragraph-properties fo:text-align="center" style:justify-single-word="false"/>
      <style:text-properties officeooo:rsid="0004af80" officeooo:paragraph-rsid="0004af80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Standard">
      <style:text-properties officeooo:rsid="0004af80" officeooo:paragraph-rsid="0004af80"/>
    </style:style>
    <style:style style:name="P11" style:family="paragraph" style:parent-style-name="Standard">
      <style:paragraph-properties fo:text-align="justify" style:justify-single-word="false"/>
      <style:text-properties officeooo:rsid="0004af80" officeooo:paragraph-rsid="0004af80"/>
    </style:style>
    <style:style style:name="P12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13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rlito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none" style:country-asian="none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scale="100%" style:font-relief="none"/>
    </style:style>
    <style:style style:name="T2" style:family="text">
      <style:text-properties officeooo:rsid="000ce8f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gr1" style:family="graphic">
      <style:graphic-properties fo:background-color="#ffffff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draw:textarea-vertical-align="middle" fo:background-color="#ffffff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tru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Cuadro de texto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asilla de verificación 1" form:control-implementation="ooo:com.sun.star.form.component.CheckBox" xml:id="control5" form:id="control5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6" form:id="control6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7" form:id="control7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8" form:id="control8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9" form:id="control9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0" form:id="control10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1" form:id="control11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2" form:id="control12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3" form:id="control13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4" form:id="control14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5" form:id="control15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6" form:id="control16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7" form:id="control17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8" form:id="control18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9" form:id="control19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0" form:id="control20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1" form:id="control21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2" form:id="control22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3" form:id="control23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4" form:id="control24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5" form:id="control25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6" form:id="control26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7" form:id="control27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8" form:id="control28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29" form:id="control29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30" form:id="control30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31" form:id="control31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32" form:id="control32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33" form:id="control33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34" form:id="control34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35" form:id="control35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36" form:id="control36" form:label="Casilla de verificación 2" form:tab-stop="tru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tividad <text:span text:style-name="T2">2</text:span></text:h>
      <text:p text:style-name="P10"><text:span text:style-name="T3">Unidad 1</text:span>: Comprender la alfabetización mediática e informacional.</text:p>
      <text:p text:style-name="P10"><text:span text:style-name="T3">Tema</text:span>: Definición de «información» y «<text:span text:style-name="T4">medios</text:span>».</text:p>
      <text:p text:style-name="P10"><text:span text:style-name="T3">Propósito de la actividad</text:span>: Explorar los roles en una variedad de medios de información.</text:p>
      <text:p text:style-name="Title">Practica lo aprendido</text:p>
      <text:p text:style-name="Standard"><text:tab/>Utilice la descripción sobre proveedores de información que se expone en la lectura <text:s/>Información sobre los proveedores, y a partir de ella» seleccione algunas de ellos a <text:s/>su elección. Luego, procure determinar, utilizando la tabla que se muestra a continuación, qué papel cumplen éstos.</text:p>
      <text:p text:style-name="P11"><text:tab/>Por ejemplo: Si uno de los proveedores de información que eligió es un Youtuber <text:s/>(proveedor de videos sobre un tema específico <text:span text:style-name="T4">en</text:span> la plataforma Y<text:span text:style-name="T2">ou</text:span>T<text:span text:style-name="T2">ube</text:span>) que <text:s/>ofrece videos sobre temas de matemáticas para el nivel de secundaria, ponga el <text:s/>nombre del proveedor en la casilla que dice «Proveedor 1» y marque el círculo frente <text:s/>al rol que dice «Facilitar los procesos de enseñanza y aprendizaje».</text:p>
      <table:table table:name="Tabla1" table:style-name="Tabla1">
        <table:table-column table:style-name="Tabla1.A"/>
        <table:table-column table:style-name="Tabla1.B" table:number-columns-repeated="4"/>
        <table:table-header-rows>
          <table:table-row>
            <table:table-cell table:style-name="Tabla1.A1" office:value-type="string">
              <text:p text:style-name="P9"/>
            </table:table-cell>
            <table:table-cell table:style-name="Tabla1.A1" table:number-columns-spanned="4" office:value-type="string">
              <text:p text:style-name="P8">Nombre de los <text:span text:style-name="T2">proveedores</text:span> consultados</text:p>
            </table:table-cell>
            <table:covered-table-cell/>
            <table:covered-table-cell/>
            <table:covered-table-cell/>
          </table:table-row>
        </table:table-header-rows>
        <table:table-row table:style-name="Tabla1.2">
          <table:table-cell table:style-name="Tabla1.A1" office:value-type="string">
            <text:p text:style-name="P5">Rol</text:p>
          </table:table-cell>
          <table:table-cell table:style-name="Tabla1.A1" office:value-type="string">
            <text:p text:style-name="P3"><text:span text:style-name="T2">Proveedor</text:span> 1:</text:p>
            <text:p text:style-name="P4"><draw:control text:anchor-type="as-char" draw:z-index="1" draw:name="Forma2" draw:style-name="gr1" draw:text-style-name="P12" svg:width="2.603cm" svg:height="0.611cm" draw:control="control2"/></text:p>
          </table:table-cell>
          <table:table-cell table:style-name="Tabla1.A1" office:value-type="string">
            <text:p text:style-name="P3"><text:span text:style-name="T2">Proveedor</text:span> 2:</text:p>
            <text:p text:style-name="P4"><draw:control text:anchor-type="as-char" draw:z-index="0" draw:name="Forma2" draw:style-name="gr1" draw:text-style-name="P12" svg:width="2.603cm" svg:height="0.611cm" draw:control="control1"/></text:p>
          </table:table-cell>
          <table:table-cell table:style-name="Tabla1.A1" office:value-type="string">
            <text:p text:style-name="P3"><text:span text:style-name="T2">Proveedor</text:span> 3:</text:p>
            <text:p text:style-name="P4"><draw:control text:anchor-type="as-char" draw:z-index="2" draw:name="Forma2" draw:style-name="gr1" draw:text-style-name="P12" svg:width="2.603cm" svg:height="0.611cm" draw:control="control3"/></text:p>
          </table:table-cell>
          <table:table-cell table:style-name="Tabla1.A1" office:value-type="string">
            <text:p text:style-name="P3"><text:span text:style-name="T2">Proveedor</text:span> 4:</text:p>
            <text:p text:style-name="P4"><draw:control text:anchor-type="as-char" draw:z-index="3" draw:name="Forma2" draw:style-name="gr1" draw:text-style-name="P12" svg:width="2.603cm" svg:height="0.611cm" draw:control="control4"/></text:p>
          </table:table-cell>
        </table:table-row>
        <table:table-row>
          <table:table-cell table:style-name="Tabla1.A3" office:value-type="string">
            <text:p text:style-name="P2">Informar</text:p>
          </table:table-cell>
          <table:table-cell table:style-name="Tabla1.B3" office:value-type="string">
            <text:p text:style-name="P7"><draw:control text:anchor-type="as-char" draw:z-index="4" draw:name="Forma3" draw:style-name="gr2" draw:text-style-name="P13" svg:width="0.488cm" svg:height="0.523cm" draw:control="control5"/></text:p>
          </table:table-cell>
          <table:table-cell table:style-name="Tabla1.A3" office:value-type="string">
            <text:p text:style-name="P7"><draw:control text:anchor-type="as-char" draw:z-index="5" draw:name="Forma3" draw:style-name="gr2" draw:text-style-name="P13" svg:width="0.488cm" svg:height="0.523cm" draw:control="control6"/></text:p>
          </table:table-cell>
          <table:table-cell table:style-name="Tabla1.A3" office:value-type="string">
            <text:p text:style-name="P7"><draw:control text:anchor-type="as-char" draw:z-index="6" draw:name="Forma3" draw:style-name="gr2" draw:text-style-name="P13" svg:width="0.488cm" svg:height="0.523cm" draw:control="control7"/></text:p>
          </table:table-cell>
          <table:table-cell table:style-name="Tabla1.A3" office:value-type="string">
            <text:p text:style-name="P7"><draw:control text:anchor-type="as-char" draw:z-index="7" draw:name="Forma3" draw:style-name="gr2" draw:text-style-name="P13" svg:width="0.488cm" svg:height="0.523cm" draw:control="control8"/></text:p>
          </table:table-cell>
        </table:table-row>
        <table:table-row>
          <table:table-cell table:style-name="Tabla1.A4" office:value-type="string">
            <text:p text:style-name="P2">Educar</text:p>
          </table:table-cell>
          <table:table-cell table:style-name="Tabla1.A4" office:value-type="string">
            <text:p text:style-name="P7"><draw:control text:anchor-type="as-char" draw:z-index="8" draw:name="Forma3" draw:style-name="gr2" draw:text-style-name="P13" svg:width="0.488cm" svg:height="0.523cm" draw:control="control9"/></text:p>
          </table:table-cell>
          <table:table-cell table:style-name="Tabla1.A4" office:value-type="string">
            <text:p text:style-name="P7"><draw:control text:anchor-type="as-char" draw:z-index="9" draw:name="Forma3" draw:style-name="gr2" draw:text-style-name="P13" svg:width="0.488cm" svg:height="0.523cm" draw:control="control10"/></text:p>
          </table:table-cell>
          <table:table-cell table:style-name="Tabla1.A4" office:value-type="string">
            <text:p text:style-name="P7"><draw:control text:anchor-type="as-char" draw:z-index="10" draw:name="Forma3" draw:style-name="gr2" draw:text-style-name="P13" svg:width="0.488cm" svg:height="0.523cm" draw:control="control11"/></text:p>
          </table:table-cell>
          <table:table-cell table:style-name="Tabla1.A4" office:value-type="string">
            <text:p text:style-name="P7"><draw:control text:anchor-type="as-char" draw:z-index="11" draw:name="Forma3" draw:style-name="gr2" draw:text-style-name="P13" svg:width="0.488cm" svg:height="0.523cm" draw:control="control12"/></text:p>
          </table:table-cell>
        </table:table-row>
        <table:table-row>
          <table:table-cell table:style-name="Tabla1.A4" office:value-type="string">
            <text:p text:style-name="P2">Facilitar los procesos de enseñanza y aprendizaje Proveer acceso a todos los tipos de información (a menudo libre de costos, plural, confiable y sin restricciones)</text:p>
          </table:table-cell>
          <table:table-cell table:style-name="Tabla1.A4" office:value-type="string">
            <text:p text:style-name="P7"><draw:control text:anchor-type="as-char" draw:z-index="12" draw:name="Forma3" draw:style-name="gr2" draw:text-style-name="P13" svg:width="0.488cm" svg:height="0.523cm" draw:control="control13"/></text:p>
          </table:table-cell>
          <table:table-cell table:style-name="Tabla1.A4" office:value-type="string">
            <text:p text:style-name="P7"><draw:control text:anchor-type="as-char" draw:z-index="13" draw:name="Forma3" draw:style-name="gr2" draw:text-style-name="P13" svg:width="0.488cm" svg:height="0.523cm" draw:control="control14"/></text:p>
          </table:table-cell>
          <table:table-cell table:style-name="Tabla1.A4" office:value-type="string">
            <text:p text:style-name="P7"><draw:control text:anchor-type="as-char" draw:z-index="14" draw:name="Forma3" draw:style-name="gr2" draw:text-style-name="P13" svg:width="0.488cm" svg:height="0.523cm" draw:control="control15"/></text:p>
          </table:table-cell>
          <table:table-cell table:style-name="Tabla1.A4" office:value-type="string">
            <text:p text:style-name="P7"><draw:control text:anchor-type="as-char" draw:z-index="15" draw:name="Forma3" draw:style-name="gr2" draw:text-style-name="P13" svg:width="0.488cm" svg:height="0.523cm" draw:control="control16"/></text:p>
          </table:table-cell>
        </table:table-row>
        <table:table-row>
          <table:table-cell table:style-name="Tabla1.A4" office:value-type="string">
            <text:p text:style-name="P2">Servir como una puerta hacia la información</text:p>
          </table:table-cell>
          <table:table-cell table:style-name="Tabla1.A4" office:value-type="string">
            <text:p text:style-name="P7"><draw:control text:anchor-type="as-char" draw:z-index="16" draw:name="Forma3" draw:style-name="gr2" draw:text-style-name="P13" svg:width="0.488cm" svg:height="0.523cm" draw:control="control17"/></text:p>
          </table:table-cell>
          <table:table-cell table:style-name="Tabla1.A4" office:value-type="string">
            <text:p text:style-name="P7"><draw:control text:anchor-type="as-char" draw:z-index="17" draw:name="Forma3" draw:style-name="gr2" draw:text-style-name="P13" svg:width="0.488cm" svg:height="0.523cm" draw:control="control18"/></text:p>
          </table:table-cell>
          <table:table-cell table:style-name="Tabla1.A4" office:value-type="string">
            <text:p text:style-name="P7"><draw:control text:anchor-type="as-char" draw:z-index="18" draw:name="Forma3" draw:style-name="gr2" draw:text-style-name="P13" svg:width="0.488cm" svg:height="0.523cm" draw:control="control19"/></text:p>
          </table:table-cell>
          <table:table-cell table:style-name="Tabla1.A4" office:value-type="string">
            <text:p text:style-name="P7"><draw:control text:anchor-type="as-char" draw:z-index="19" draw:name="Forma3" draw:style-name="gr2" draw:text-style-name="P13" svg:width="0.488cm" svg:height="0.523cm" draw:control="control20"/></text:p>
          </table:table-cell>
        </table:table-row>
        <table:table-row>
          <table:table-cell table:style-name="Tabla1.A4" office:value-type="string">
            <text:p text:style-name="P2">Promover los valores universales y los derechos civiles tales como libertad de expresión e información</text:p>
          </table:table-cell>
          <table:table-cell table:style-name="Tabla1.A4" office:value-type="string">
            <text:p text:style-name="P7"><draw:control text:anchor-type="as-char" draw:z-index="20" draw:name="Forma3" draw:style-name="gr2" draw:text-style-name="P13" svg:width="0.488cm" svg:height="0.523cm" draw:control="control21"/></text:p>
          </table:table-cell>
          <table:table-cell table:style-name="Tabla1.A4" office:value-type="string">
            <text:p text:style-name="P7"><draw:control text:anchor-type="as-char" draw:z-index="21" draw:name="Forma3" draw:style-name="gr2" draw:text-style-name="P13" svg:width="0.488cm" svg:height="0.523cm" draw:control="control22"/></text:p>
          </table:table-cell>
          <table:table-cell table:style-name="Tabla1.A4" office:value-type="string">
            <text:p text:style-name="P7"><draw:control text:anchor-type="as-char" draw:z-index="22" draw:name="Forma3" draw:style-name="gr2" draw:text-style-name="P13" svg:width="0.488cm" svg:height="0.523cm" draw:control="control23"/></text:p>
          </table:table-cell>
          <table:table-cell table:style-name="Tabla1.A4" office:value-type="string">
            <text:p text:style-name="P7"><draw:control text:anchor-type="as-char" draw:z-index="23" draw:name="Forma3" draw:style-name="gr2" draw:text-style-name="P13" svg:width="0.488cm" svg:height="0.523cm" draw:control="control24"/></text:p>
          </table:table-cell>
        </table:table-row>
        <table:table-row>
          <table:table-cell table:style-name="Tabla1.A4" office:value-type="string">
            <text:p text:style-name="P2">Servir como memoria colectiva de la sociedad Recolectar información</text:p>
          </table:table-cell>
          <table:table-cell table:style-name="Tabla1.A4" office:value-type="string">
            <text:p text:style-name="P7"><draw:control text:anchor-type="as-char" draw:z-index="24" draw:name="Forma3" draw:style-name="gr2" draw:text-style-name="P13" svg:width="0.488cm" svg:height="0.523cm" draw:control="control25"/></text:p>
          </table:table-cell>
          <table:table-cell table:style-name="Tabla1.A4" office:value-type="string">
            <text:p text:style-name="P7"><draw:control text:anchor-type="as-char" draw:z-index="25" draw:name="Forma3" draw:style-name="gr2" draw:text-style-name="P13" svg:width="0.488cm" svg:height="0.523cm" draw:control="control26"/></text:p>
          </table:table-cell>
          <table:table-cell table:style-name="Tabla1.A4" office:value-type="string">
            <text:p text:style-name="P7"><draw:control text:anchor-type="as-char" draw:z-index="26" draw:name="Forma3" draw:style-name="gr2" draw:text-style-name="P13" svg:width="0.488cm" svg:height="0.523cm" draw:control="control27"/></text:p>
          </table:table-cell>
          <table:table-cell table:style-name="Tabla1.A4" office:value-type="string">
            <text:p text:style-name="P7"><draw:control text:anchor-type="as-char" draw:z-index="27" draw:name="Forma3" draw:style-name="gr2" draw:text-style-name="P13" svg:width="0.488cm" svg:height="0.523cm" draw:control="control28"/></text:p>
          </table:table-cell>
        </table:table-row>
        <table:table-row>
          <table:table-cell table:style-name="Tabla1.A4" office:value-type="string">
            <text:p text:style-name="P2">Conservar el patrimonio cultural</text:p>
          </table:table-cell>
          <table:table-cell table:style-name="Tabla1.A4" office:value-type="string">
            <text:p text:style-name="P7"><draw:control text:anchor-type="as-char" draw:z-index="28" draw:name="Forma3" draw:style-name="gr2" draw:text-style-name="P13" svg:width="0.488cm" svg:height="0.523cm" draw:control="control29"/></text:p>
          </table:table-cell>
          <table:table-cell table:style-name="Tabla1.A4" office:value-type="string">
            <text:p text:style-name="P7"><draw:control text:anchor-type="as-char" draw:z-index="29" draw:name="Forma3" draw:style-name="gr2" draw:text-style-name="P13" svg:width="0.488cm" svg:height="0.523cm" draw:control="control30"/></text:p>
          </table:table-cell>
          <table:table-cell table:style-name="Tabla1.A4" office:value-type="string">
            <text:p text:style-name="P7"><draw:control text:anchor-type="as-char" draw:z-index="30" draw:name="Forma3" draw:style-name="gr2" draw:text-style-name="P13" svg:width="0.488cm" svg:height="0.523cm" draw:control="control31"/></text:p>
          </table:table-cell>
          <table:table-cell table:style-name="Tabla1.A4" office:value-type="string">
            <text:p text:style-name="P7"><draw:control text:anchor-type="as-char" draw:z-index="31" draw:name="Forma3" draw:style-name="gr2" draw:text-style-name="P13" svg:width="0.488cm" svg:height="0.523cm" draw:control="control32"/></text:p>
          </table:table-cell>
        </table:table-row>
        <table:table-row>
          <table:table-cell table:style-name="Tabla1.A10" office:value-type="string">
            <text:p text:style-name="P2">Entretener</text:p>
          </table:table-cell>
          <table:table-cell table:style-name="Tabla1.A10" office:value-type="string">
            <text:p text:style-name="P7"><draw:control text:anchor-type="as-char" draw:z-index="32" draw:name="Forma3" draw:style-name="gr2" draw:text-style-name="P13" svg:width="0.488cm" svg:height="0.523cm" draw:control="control33"/></text:p>
          </table:table-cell>
          <table:table-cell table:style-name="Tabla1.A10" office:value-type="string">
            <text:p text:style-name="P7"><draw:control text:anchor-type="as-char" draw:z-index="33" draw:name="Forma3" draw:style-name="gr2" draw:text-style-name="P13" svg:width="0.488cm" svg:height="0.523cm" draw:control="control34"/></text:p>
          </table:table-cell>
          <table:table-cell table:style-name="Tabla1.A10" office:value-type="string">
            <text:p text:style-name="P7"><draw:control text:anchor-type="as-char" draw:z-index="34" draw:name="Forma3" draw:style-name="gr2" draw:text-style-name="P13" svg:width="0.488cm" svg:height="0.523cm" draw:control="control35"/></text:p>
          </table:table-cell>
          <table:table-cell table:style-name="Tabla1.A10" office:value-type="string">
            <text:p text:style-name="P7"><draw:control text:anchor-type="as-char" draw:z-index="35" draw:name="Forma3" draw:style-name="gr2" draw:text-style-name="P13" svg:width="0.488cm" svg:height="0.523cm" draw:control="control36"/>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, 'Noto Color Emoji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shadow="none" style:writing-mode="page"/>
      <style:text-properties style:font-name="Carlito" fo:font-family="Carlito" style:font-style-name="Regular" style:font-family-generic="swiss" style:font-pitch="variable" officeooo:rsid="0004af8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9:15:26.420818226</meta:creation-date>
    <dc:title>Modern</dc:title>
    <meta:generator>LibreOffice/6.0.4.2$Linux_X86_64 LibreOffice_project/00$Build-2</meta:generator>
    <meta:editing-duration>PT25M53S</meta:editing-duration>
    <meta:editing-cycles>8</meta:editing-cycles>
    <dc:date>2018-06-25T20:05:10.776916895</dc:date>
    <meta:document-statistic meta:table-count="1" meta:image-count="0" meta:object-count="0" meta:page-count="1" meta:paragraph-count="57" meta:word-count="219" meta:character-count="1428" meta:non-whitespace-character-count="1222"/>
  </office:meta>
</office:document-meta>
</file>